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D" table:style-name="ta1">
        <table:shapes>
          <draw:frame draw:z-index="0" draw:style-name="gr1" draw:text-style-name="P1" svg:width="453.46pt" svg:height="344.83pt" svg:x="10.91pt" svg:y="230.4pt">
            <draw:object draw:notify-on-update-of-ranges="2D.B5:2D.B14 2D.E4:2D.E4 2D.E5:2D.E14 2D.B5:2D.B14 2D.F4:2D.F4 2D.F5:2D.F14 2D.B5:2D.B14 2D.G4:2D.G4 2D.G5:2D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28pt" svg:height="344.07pt" svg:x="472.17pt" svg:y="233.4pt">
            <draw:object draw:notify-on-update-of-ranges="2D.B5:2D.B14 2D.H4:2D.H4 2D.H5:2D.H14 2D.B5:2D.B14 2D.I4:2D.I4 2D.I5:2D.I14 2D.B5:2D.B14 2D.J4:2D.J4 2D.J5:2D.J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42.65pt" svg:x="937.39pt" svg:y="231.11pt">
            <draw:object draw:notify-on-update-of-ranges="2D.B5:2D.B14 2D.K4:2D.K4 2D.K5:2D.K14 2D.B5:2D.B14 2D.L4:2D.L4 2D.L5:2D.L14 2D.B5:2D.B14 2D.M4:2D.M4 2D.M5:2D.M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 (timeFMB / timeSAT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countInter</text:p>
          </table:table-cell>
          <table:table-cell office:value-type="string" calcext:value-type="string">
            <text:p>countNoInter</text:p>
          </table:table-cell>
          <table:table-cell office:value-type="string" calcext:value-type="string">
            <text:p>minInter</text:p>
          </table:table-cell>
          <table:table-cell office:value-type="string" calcext:value-type="string">
            <text:p>avgInter</text:p>
          </table:table-cell>
          <table:table-cell office:value-type="string" calcext:value-type="string">
            <text:p>maxInter</text:p>
          </table:table-cell>
          <table:table-cell office:value-type="string" calcext:value-type="string">
            <text:p>minNoInter</text:p>
          </table:table-cell>
          <table:table-cell office:value-type="string" calcext:value-type="string">
            <text:p>avgNoInter</text:p>
          </table:table-cell>
          <table:table-cell office:value-type="string" calcext:value-type="string">
            <text:p>maxNoInter</text:p>
          </table:table-cell>
          <table:table-cell office:value-type="string" calcext:value-type="string">
            <text:p>minTotal</text:p>
          </table:table-cell>
          <table:table-cell office:value-type="string" calcext:value-type="string">
            <text:p>avgTotal</text:p>
          </table:table-cell>
          <table:table-cell office:value-type="string" calcext:value-type="string">
            <text:p>maxTot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67866" calcext:value-type="float">
            <text:p>467866</text:p>
          </table:table-cell>
          <table:table-cell office:value-type="float" office:value="1532134" calcext:value-type="float">
            <text:p>1532134</text:p>
          </table:table-cell>
          <table:table-cell office:value-type="float" office:value="0.707143" calcext:value-type="float">
            <text:p>0.707143</text:p>
          </table:table-cell>
          <table:table-cell office:value-type="float" office:value="2.04709" calcext:value-type="float">
            <text:p>2.04709</text:p>
          </table:table-cell>
          <table:table-cell office:value-type="float" office:value="11.982456" calcext:value-type="float">
            <text:p>11.982456</text:p>
          </table:table-cell>
          <table:table-cell office:value-type="float" office:value="0.099291" calcext:value-type="float">
            <text:p>0.099291</text:p>
          </table:table-cell>
          <table:table-cell office:value-type="float" office:value="0.971763" calcext:value-type="float">
            <text:p>0.971763</text:p>
          </table:table-cell>
          <table:table-cell office:value-type="float" office:value="8.8" calcext:value-type="float">
            <text:p>8.8</text:p>
          </table:table-cell>
          <table:table-cell office:value-type="float" office:value="0.099291" calcext:value-type="float">
            <text:p>0.099291</text:p>
          </table:table-cell>
          <table:table-cell office:value-type="float" office:value="1.223318" calcext:value-type="float">
            <text:p>1.223318</text:p>
          </table:table-cell>
          <table:table-cell office:value-type="float" office:value="11.982456" calcext:value-type="float">
            <text:p>11.9824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68550" calcext:value-type="float">
            <text:p>468550</text:p>
          </table:table-cell>
          <table:table-cell office:value-type="float" office:value="1531450" calcext:value-type="float">
            <text:p>1531450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2.045703" calcext:value-type="float">
            <text:p>2.045703</text:p>
          </table:table-cell>
          <table:table-cell office:value-type="float" office:value="5.962264" calcext:value-type="float">
            <text:p>5.962264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972637" calcext:value-type="float">
            <text:p>0.972637</text:p>
          </table:table-cell>
          <table:table-cell office:value-type="float" office:value="8" calcext:value-type="float">
            <text:p>8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1.22403" calcext:value-type="float">
            <text:p>1.224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67868" calcext:value-type="float">
            <text:p>467868</text:p>
          </table:table-cell>
          <table:table-cell office:value-type="float" office:value="1532132" calcext:value-type="float">
            <text:p>1532132</text:p>
          </table:table-cell>
          <table:table-cell office:value-type="float" office:value="0.821053" calcext:value-type="float">
            <text:p>0.821053</text:p>
          </table:table-cell>
          <table:table-cell office:value-type="float" office:value="2.044861" calcext:value-type="float">
            <text:p>2.044861</text:p>
          </table:table-cell>
          <table:table-cell office:value-type="float" office:value="5.962264" calcext:value-type="float">
            <text:p>5.962264</text:p>
          </table:table-cell>
          <table:table-cell office:value-type="float" office:value="0.189189" calcext:value-type="float">
            <text:p>0.189189</text:p>
          </table:table-cell>
          <table:table-cell office:value-type="float" office:value="0.971813" calcext:value-type="float">
            <text:p>0.971813</text:p>
          </table:table-cell>
          <table:table-cell office:value-type="float" office:value="10.5625" calcext:value-type="float">
            <text:p>10.5625</text:p>
          </table:table-cell>
          <table:table-cell office:value-type="float" office:value="0.189189" calcext:value-type="float">
            <text:p>0.189189</text:p>
          </table:table-cell>
          <table:table-cell office:value-type="float" office:value="1.222835" calcext:value-type="float">
            <text:p>1.222835</text:p>
          </table:table-cell>
          <table:table-cell office:value-type="float" office:value="10.5625" calcext:value-type="float">
            <text:p>10.56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8332" calcext:value-type="float">
            <text:p>468332</text:p>
          </table:table-cell>
          <table:table-cell office:value-type="float" office:value="1531668" calcext:value-type="float">
            <text:p>1531668</text:p>
          </table:table-cell>
          <table:table-cell office:value-type="float" office:value="0.51" calcext:value-type="float">
            <text:p>0.51</text:p>
          </table:table-cell>
          <table:table-cell office:value-type="float" office:value="2.046499" calcext:value-type="float">
            <text:p>2.046499</text:p>
          </table:table-cell>
          <table:table-cell office:value-type="float" office:value="4.37037" calcext:value-type="float">
            <text:p>4.37037</text:p>
          </table:table-cell>
          <table:table-cell office:value-type="float" office:value="0.179487" calcext:value-type="float">
            <text:p>0.179487</text:p>
          </table:table-cell>
          <table:table-cell office:value-type="float" office:value="0.972325" calcext:value-type="float">
            <text:p>0.972325</text:p>
          </table:table-cell>
          <table:table-cell office:value-type="float" office:value="10.266667" calcext:value-type="float">
            <text:p>10.266667</text:p>
          </table:table-cell>
          <table:table-cell office:value-type="float" office:value="0.179487" calcext:value-type="float">
            <text:p>0.179487</text:p>
          </table:table-cell>
          <table:table-cell office:value-type="float" office:value="1.22386" calcext:value-type="float">
            <text:p>1.22386</text:p>
          </table:table-cell>
          <table:table-cell office:value-type="float" office:value="10.266667" calcext:value-type="float">
            <text:p>10.2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8988" calcext:value-type="float">
            <text:p>468988</text:p>
          </table:table-cell>
          <table:table-cell office:value-type="float" office:value="1531012" calcext:value-type="float">
            <text:p>1531012</text:p>
          </table:table-cell>
          <table:table-cell office:value-type="float" office:value="0.594444" calcext:value-type="float">
            <text:p>0.594444</text:p>
          </table:table-cell>
          <table:table-cell office:value-type="float" office:value="2.046046" calcext:value-type="float">
            <text:p>2.046046</text:p>
          </table:table-cell>
          <table:table-cell office:value-type="float" office:value="6.226415" calcext:value-type="float">
            <text:p>6.226415</text:p>
          </table:table-cell>
          <table:table-cell office:value-type="float" office:value="0.121739" calcext:value-type="float">
            <text:p>0.121739</text:p>
          </table:table-cell>
          <table:table-cell office:value-type="float" office:value="0.971461" calcext:value-type="float">
            <text:p>0.971461</text:p>
          </table:table-cell>
          <table:table-cell office:value-type="float" office:value="7.857143" calcext:value-type="float">
            <text:p>7.857143</text:p>
          </table:table-cell>
          <table:table-cell office:value-type="float" office:value="0.121739" calcext:value-type="float">
            <text:p>0.121739</text:p>
          </table:table-cell>
          <table:table-cell office:value-type="float" office:value="1.223444" calcext:value-type="float">
            <text:p>1.223444</text:p>
          </table:table-cell>
          <table:table-cell office:value-type="float" office:value="7.857143" calcext:value-type="float">
            <text:p>7.85714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8768" calcext:value-type="float">
            <text:p>468768</text:p>
          </table:table-cell>
          <table:table-cell office:value-type="float" office:value="1531232" calcext:value-type="float">
            <text:p>1531232</text:p>
          </table:table-cell>
          <table:table-cell office:value-type="float" office:value="0.655629" calcext:value-type="float">
            <text:p>0.655629</text:p>
          </table:table-cell>
          <table:table-cell office:value-type="float" office:value="2.046186" calcext:value-type="float">
            <text:p>2.046186</text:p>
          </table:table-cell>
          <table:table-cell office:value-type="float" office:value="4.545455" calcext:value-type="float">
            <text:p>4.545455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0.971851" calcext:value-type="float">
            <text:p>0.971851</text:p>
          </table:table-cell>
          <table:table-cell office:value-type="float" office:value="7.928571" calcext:value-type="float">
            <text:p>7.928571</text:p>
          </table:table-cell>
          <table:table-cell office:value-type="float" office:value="0.193548" calcext:value-type="float">
            <text:p>0.193548</text:p>
          </table:table-cell>
          <table:table-cell office:value-type="float" office:value="1.223658" calcext:value-type="float">
            <text:p>1.223658</text:p>
          </table:table-cell>
          <table:table-cell office:value-type="float" office:value="7.928571" calcext:value-type="float">
            <text:p>7.92857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68634" calcext:value-type="float">
            <text:p>468634</text:p>
          </table:table-cell>
          <table:table-cell office:value-type="float" office:value="1531366" calcext:value-type="float">
            <text:p>1531366</text:p>
          </table:table-cell>
          <table:table-cell office:value-type="float" office:value="0.661765" calcext:value-type="float">
            <text:p>0.661765</text:p>
          </table:table-cell>
          <table:table-cell office:value-type="float" office:value="2.045159" calcext:value-type="float">
            <text:p>2.045159</text:p>
          </table:table-cell>
          <table:table-cell office:value-type="float" office:value="4.694915" calcext:value-type="float">
            <text:p>4.694915</text:p>
          </table:table-cell>
          <table:table-cell office:value-type="float" office:value="0.171053" calcext:value-type="float">
            <text:p>0.171053</text:p>
          </table:table-cell>
          <table:table-cell office:value-type="float" office:value="0.972097" calcext:value-type="float">
            <text:p>0.972097</text:p>
          </table:table-cell>
          <table:table-cell office:value-type="float" office:value="11.866667" calcext:value-type="float">
            <text:p>11.866667</text:p>
          </table:table-cell>
          <table:table-cell office:value-type="float" office:value="0.171053" calcext:value-type="float">
            <text:p>0.171053</text:p>
          </table:table-cell>
          <table:table-cell office:value-type="float" office:value="1.223534" calcext:value-type="float">
            <text:p>1.223534</text:p>
          </table:table-cell>
          <table:table-cell office:value-type="float" office:value="11.866667" calcext:value-type="float">
            <text:p>11.8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9692" calcext:value-type="float">
            <text:p>469692</text:p>
          </table:table-cell>
          <table:table-cell office:value-type="float" office:value="1530308" calcext:value-type="float">
            <text:p>1530308</text:p>
          </table:table-cell>
          <table:table-cell office:value-type="float" office:value="0.713235" calcext:value-type="float">
            <text:p>0.713235</text:p>
          </table:table-cell>
          <table:table-cell office:value-type="float" office:value="2.045782" calcext:value-type="float">
            <text:p>2.045782</text:p>
          </table:table-cell>
          <table:table-cell office:value-type="float" office:value="4.793103" calcext:value-type="float">
            <text:p>4.793103</text:p>
          </table:table-cell>
          <table:table-cell office:value-type="float" office:value="0.191781" calcext:value-type="float">
            <text:p>0.191781</text:p>
          </table:table-cell>
          <table:table-cell office:value-type="float" office:value="0.972812" calcext:value-type="float">
            <text:p>0.972812</text:p>
          </table:table-cell>
          <table:table-cell office:value-type="float" office:value="8" calcext:value-type="float">
            <text:p>8</text:p>
          </table:table-cell>
          <table:table-cell office:value-type="float" office:value="0.191781" calcext:value-type="float">
            <text:p>0.191781</text:p>
          </table:table-cell>
          <table:table-cell office:value-type="float" office:value="1.224795" calcext:value-type="float">
            <text:p>1.2247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9928" calcext:value-type="float">
            <text:p>469928</text:p>
          </table:table-cell>
          <table:table-cell office:value-type="float" office:value="1530072" calcext:value-type="float">
            <text:p>1530072</text:p>
          </table:table-cell>
          <table:table-cell office:value-type="float" office:value="0.721805" calcext:value-type="float">
            <text:p>0.721805</text:p>
          </table:table-cell>
          <table:table-cell office:value-type="float" office:value="2.045866" calcext:value-type="float">
            <text:p>2.045866</text:p>
          </table:table-cell>
          <table:table-cell office:value-type="float" office:value="4.37037" calcext:value-type="float">
            <text:p>4.37037</text:p>
          </table:table-cell>
          <table:table-cell office:value-type="float" office:value="0.157303" calcext:value-type="float">
            <text:p>0.157303</text:p>
          </table:table-cell>
          <table:table-cell office:value-type="float" office:value="0.971806" calcext:value-type="float">
            <text:p>0.971806</text:p>
          </table:table-cell>
          <table:table-cell office:value-type="float" office:value="9.125" calcext:value-type="float">
            <text:p>9.125</text:p>
          </table:table-cell>
          <table:table-cell office:value-type="float" office:value="0.157303" calcext:value-type="float">
            <text:p>0.157303</text:p>
          </table:table-cell>
          <table:table-cell office:value-type="float" office:value="1.224172" calcext:value-type="float">
            <text:p>1.224172</text:p>
          </table:table-cell>
          <table:table-cell office:value-type="float" office:value="9.125" calcext:value-type="float">
            <text:p>9.1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7596" calcext:value-type="float">
            <text:p>467596</text:p>
          </table:table-cell>
          <table:table-cell office:value-type="float" office:value="1532404" calcext:value-type="float">
            <text:p>1532404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2.046945" calcext:value-type="float">
            <text:p>2.046945</text:p>
          </table:table-cell>
          <table:table-cell office:value-type="float" office:value="5.333333" calcext:value-type="float">
            <text:p>5.333333</text:p>
          </table:table-cell>
          <table:table-cell office:value-type="float" office:value="0.206349" calcext:value-type="float">
            <text:p>0.206349</text:p>
          </table:table-cell>
          <table:table-cell office:value-type="float" office:value="0.97162" calcext:value-type="float">
            <text:p>0.97162</text:p>
          </table:table-cell>
          <table:table-cell office:value-type="float" office:value="8.8" calcext:value-type="float">
            <text:p>8.8</text:p>
          </table:table-cell>
          <table:table-cell office:value-type="float" office:value="0.206349" calcext:value-type="float">
            <text:p>0.206349</text:p>
          </table:table-cell>
          <table:table-cell office:value-type="float" office:value="1.223029" calcext:value-type="float">
            <text:p>1.223029</text:p>
          </table:table-cell>
          <table:table-cell office:value-type="float" office:value="8.8" calcext:value-type="float">
            <text:p>8.8</text:p>
          </table:table-cell>
        </table:table-row>
      </table:table>
      <table:table table:name="3D" table:style-name="ta1">
        <table:shapes>
          <draw:frame draw:z-index="0" draw:style-name="gr1" draw:text-style-name="P1" svg:width="453.46pt" svg:height="344.83pt" svg:x="10.91pt" svg:y="230.4pt">
            <draw:object draw:notify-on-update-of-ranges="3D.B5:3D.B14 3D.E4:3D.E4 3D.E5:3D.E14 3D.B5:3D.B14 3D.F4:3D.F4 3D.F5:3D.F14 3D.B5:3D.B14 3D.G4:3D.G4 3D.G5:3D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4.25pt" svg:height="344.07pt" svg:x="476.08pt" svg:y="237.17pt">
            <draw:object draw:notify-on-update-of-ranges="3D.B5:3D.B14 3D.H4:3D.H4 3D.H5:3D.H14 3D.B5:3D.B14 3D.I4:3D.I4 3D.I5:3D.I14 3D.B5:3D.B14 3D.J4:3D.J4 3D.J5:3D.J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46pt" svg:height="342.65pt" svg:x="937.39pt" svg:y="231.11pt">
            <draw:object draw:notify-on-update-of-ranges="3D.B5:3D.B14 3D.K4:3D.K4 3D.K5:3D.K14 3D.B5:3D.B14 3D.L4:3D.L4 3D.L5:3D.L14 3D.B5:3D.B14 3D.M4:3D.M4 3D.M5:3D.M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ratio (timeFMB / timeSAT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countInter</text:p>
          </table:table-cell>
          <table:table-cell office:value-type="string" calcext:value-type="string">
            <text:p>countNoInter</text:p>
          </table:table-cell>
          <table:table-cell office:value-type="string" calcext:value-type="string">
            <text:p>minInter</text:p>
          </table:table-cell>
          <table:table-cell office:value-type="string" calcext:value-type="string">
            <text:p>avgInter</text:p>
          </table:table-cell>
          <table:table-cell office:value-type="string" calcext:value-type="string">
            <text:p>maxInter</text:p>
          </table:table-cell>
          <table:table-cell office:value-type="string" calcext:value-type="string">
            <text:p>minNoInter</text:p>
          </table:table-cell>
          <table:table-cell office:value-type="string" calcext:value-type="string">
            <text:p>avgNoInter</text:p>
          </table:table-cell>
          <table:table-cell office:value-type="string" calcext:value-type="string">
            <text:p>maxNoInter</text:p>
          </table:table-cell>
          <table:table-cell office:value-type="string" calcext:value-type="string">
            <text:p>minTotal</text:p>
          </table:table-cell>
          <table:table-cell office:value-type="string" calcext:value-type="string">
            <text:p>avgTotal</text:p>
          </table:table-cell>
          <table:table-cell office:value-type="string" calcext:value-type="string">
            <text:p>maxTotal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16414" calcext:value-type="float">
            <text:p>316414</text:p>
          </table:table-cell>
          <table:table-cell office:value-type="float" office:value="1683586" calcext:value-type="float">
            <text:p>1683586</text:p>
          </table:table-cell>
          <table:table-cell office:value-type="float" office:value="0.221802" calcext:value-type="float">
            <text:p>0.221802</text:p>
          </table:table-cell>
          <table:table-cell office:value-type="float" office:value="0.808518" calcext:value-type="float">
            <text:p>0.808518</text:p>
          </table:table-cell>
          <table:table-cell office:value-type="float" office:value="1.864261" calcext:value-type="float">
            <text:p>1.864261</text:p>
          </table:table-cell>
          <table:table-cell office:value-type="float" office:value="0.037433" calcext:value-type="float">
            <text:p>0.037433</text:p>
          </table:table-cell>
          <table:table-cell office:value-type="float" office:value="0.522864" calcext:value-type="float">
            <text:p>0.522864</text:p>
          </table:table-cell>
          <table:table-cell office:value-type="float" office:value="12.296296" calcext:value-type="float">
            <text:p>12.296296</text:p>
          </table:table-cell>
          <table:table-cell office:value-type="float" office:value="0.037433" calcext:value-type="float">
            <text:p>0.037433</text:p>
          </table:table-cell>
          <table:table-cell office:value-type="float" office:value="0.568057" calcext:value-type="float">
            <text:p>0.568057</text:p>
          </table:table-cell>
          <table:table-cell office:value-type="float" office:value="12.296296" calcext:value-type="float">
            <text:p>12.2962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15072" calcext:value-type="float">
            <text:p>315072</text:p>
          </table:table-cell>
          <table:table-cell office:value-type="float" office:value="1684928" calcext:value-type="float">
            <text:p>1684928</text:p>
          </table:table-cell>
          <table:table-cell office:value-type="float" office:value="0.235872" calcext:value-type="float">
            <text:p>0.235872</text:p>
          </table:table-cell>
          <table:table-cell office:value-type="float" office:value="0.810121" calcext:value-type="float">
            <text:p>0.810121</text:p>
          </table:table-cell>
          <table:table-cell office:value-type="float" office:value="2.146758" calcext:value-type="float">
            <text:p>2.146758</text:p>
          </table:table-cell>
          <table:table-cell office:value-type="float" office:value="0.036794" calcext:value-type="float">
            <text:p>0.036794</text:p>
          </table:table-cell>
          <table:table-cell office:value-type="float" office:value="0.523173" calcext:value-type="float">
            <text:p>0.523173</text:p>
          </table:table-cell>
          <table:table-cell office:value-type="float" office:value="9.764706" calcext:value-type="float">
            <text:p>9.764706</text:p>
          </table:table-cell>
          <table:table-cell office:value-type="float" office:value="0.036794" calcext:value-type="float">
            <text:p>0.036794</text:p>
          </table:table-cell>
          <table:table-cell office:value-type="float" office:value="0.568377" calcext:value-type="float">
            <text:p>0.568377</text:p>
          </table:table-cell>
          <table:table-cell office:value-type="float" office:value="9.764706" calcext:value-type="float">
            <text:p>9.7647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15144" calcext:value-type="float">
            <text:p>315144</text:p>
          </table:table-cell>
          <table:table-cell office:value-type="float" office:value="1684856" calcext:value-type="float">
            <text:p>1684856</text:p>
          </table:table-cell>
          <table:table-cell office:value-type="float" office:value="0.245421" calcext:value-type="float">
            <text:p>0.245421</text:p>
          </table:table-cell>
          <table:table-cell office:value-type="float" office:value="0.810738" calcext:value-type="float">
            <text:p>0.810738</text:p>
          </table:table-cell>
          <table:table-cell office:value-type="float" office:value="1.986183" calcext:value-type="float">
            <text:p>1.986183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0.522344" calcext:value-type="float">
            <text:p>0.522344</text:p>
          </table:table-cell>
          <table:table-cell office:value-type="float" office:value="9.382353" calcext:value-type="float">
            <text:p>9.382353</text:p>
          </table:table-cell>
          <table:table-cell office:value-type="float" office:value="0.035088" calcext:value-type="float">
            <text:p>0.035088</text:p>
          </table:table-cell>
          <table:table-cell office:value-type="float" office:value="0.567787" calcext:value-type="float">
            <text:p>0.567787</text:p>
          </table:table-cell>
          <table:table-cell office:value-type="float" office:value="9.382353" calcext:value-type="float">
            <text:p>9.3823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4954" calcext:value-type="float">
            <text:p>314954</text:p>
          </table:table-cell>
          <table:table-cell office:value-type="float" office:value="1685046" calcext:value-type="float">
            <text:p>1685046</text:p>
          </table:table-cell>
          <table:table-cell office:value-type="float" office:value="0.209735" calcext:value-type="float">
            <text:p>0.209735</text:p>
          </table:table-cell>
          <table:table-cell office:value-type="float" office:value="0.811126" calcext:value-type="float">
            <text:p>0.811126</text:p>
          </table:table-cell>
          <table:table-cell office:value-type="float" office:value="1.942275" calcext:value-type="float">
            <text:p>1.942275</text:p>
          </table:table-cell>
          <table:table-cell office:value-type="float" office:value="0.037185" calcext:value-type="float">
            <text:p>0.037185</text:p>
          </table:table-cell>
          <table:table-cell office:value-type="float" office:value="0.52287" calcext:value-type="float">
            <text:p>0.52287</text:p>
          </table:table-cell>
          <table:table-cell office:value-type="float" office:value="9.518519" calcext:value-type="float">
            <text:p>9.518519</text:p>
          </table:table-cell>
          <table:table-cell office:value-type="float" office:value="0.037185" calcext:value-type="float">
            <text:p>0.037185</text:p>
          </table:table-cell>
          <table:table-cell office:value-type="float" office:value="0.568263" calcext:value-type="float">
            <text:p>0.568263</text:p>
          </table:table-cell>
          <table:table-cell office:value-type="float" office:value="9.518519" calcext:value-type="float">
            <text:p>9.5185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5464" calcext:value-type="float">
            <text:p>315464</text:p>
          </table:table-cell>
          <table:table-cell office:value-type="float" office:value="1684536" calcext:value-type="float">
            <text:p>1684536</text:p>
          </table:table-cell>
          <table:table-cell office:value-type="float" office:value="0.258348" calcext:value-type="float">
            <text:p>0.258348</text:p>
          </table:table-cell>
          <table:table-cell office:value-type="float" office:value="0.809842" calcext:value-type="float">
            <text:p>0.809842</text:p>
          </table:table-cell>
          <table:table-cell office:value-type="float" office:value="1.935702" calcext:value-type="float">
            <text:p>1.935702</text:p>
          </table:table-cell>
          <table:table-cell office:value-type="float" office:value="0.036649" calcext:value-type="float">
            <text:p>0.036649</text:p>
          </table:table-cell>
          <table:table-cell office:value-type="float" office:value="0.522922" calcext:value-type="float">
            <text:p>0.522922</text:p>
          </table:table-cell>
          <table:table-cell office:value-type="float" office:value="9.371429" calcext:value-type="float">
            <text:p>9.371429</text:p>
          </table:table-cell>
          <table:table-cell office:value-type="float" office:value="0.036649" calcext:value-type="float">
            <text:p>0.036649</text:p>
          </table:table-cell>
          <table:table-cell office:value-type="float" office:value="0.568179" calcext:value-type="float">
            <text:p>0.568179</text:p>
          </table:table-cell>
          <table:table-cell office:value-type="float" office:value="9.371429" calcext:value-type="float">
            <text:p>9.3714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4570" calcext:value-type="float">
            <text:p>314570</text:p>
          </table:table-cell>
          <table:table-cell office:value-type="float" office:value="1685430" calcext:value-type="float">
            <text:p>1685430</text:p>
          </table:table-cell>
          <table:table-cell office:value-type="float" office:value="0.286413" calcext:value-type="float">
            <text:p>0.286413</text:p>
          </table:table-cell>
          <table:table-cell office:value-type="float" office:value="0.809595" calcext:value-type="float">
            <text:p>0.809595</text:p>
          </table:table-cell>
          <table:table-cell office:value-type="float" office:value="1.675541" calcext:value-type="float">
            <text:p>1.675541</text:p>
          </table:table-cell>
          <table:table-cell office:value-type="float" office:value="0.036755" calcext:value-type="float">
            <text:p>0.036755</text:p>
          </table:table-cell>
          <table:table-cell office:value-type="float" office:value="0.522667" calcext:value-type="float">
            <text:p>0.522667</text:p>
          </table:table-cell>
          <table:table-cell office:value-type="float" office:value="9.294118" calcext:value-type="float">
            <text:p>9.294118</text:p>
          </table:table-cell>
          <table:table-cell office:value-type="float" office:value="0.036755" calcext:value-type="float">
            <text:p>0.036755</text:p>
          </table:table-cell>
          <table:table-cell office:value-type="float" office:value="0.567797" calcext:value-type="float">
            <text:p>0.567797</text:p>
          </table:table-cell>
          <table:table-cell office:value-type="float" office:value="9.294118" calcext:value-type="float">
            <text:p>9.2941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15650" calcext:value-type="float">
            <text:p>315650</text:p>
          </table:table-cell>
          <table:table-cell office:value-type="float" office:value="1684350" calcext:value-type="float">
            <text:p>1684350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809944" calcext:value-type="float">
            <text:p>0.809944</text:p>
          </table:table-cell>
          <table:table-cell office:value-type="float" office:value="1.977273" calcext:value-type="float">
            <text:p>1.977273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52302" calcext:value-type="float">
            <text:p>0.52302</text:p>
          </table:table-cell>
          <table:table-cell office:value-type="float" office:value="10" calcext:value-type="float">
            <text:p>10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568304" calcext:value-type="float">
            <text:p>0.568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5506" calcext:value-type="float">
            <text:p>315506</text:p>
          </table:table-cell>
          <table:table-cell office:value-type="float" office:value="1684494" calcext:value-type="float">
            <text:p>1684494</text:p>
          </table:table-cell>
          <table:table-cell office:value-type="float" office:value="0.270161" calcext:value-type="float">
            <text:p>0.270161</text:p>
          </table:table-cell>
          <table:table-cell office:value-type="float" office:value="0.809057" calcext:value-type="float">
            <text:p>0.809057</text:p>
          </table:table-cell>
          <table:table-cell office:value-type="float" office:value="1.991319" calcext:value-type="float">
            <text:p>1.991319</text:p>
          </table:table-cell>
          <table:table-cell office:value-type="float" office:value="0.036988" calcext:value-type="float">
            <text:p>0.036988</text:p>
          </table:table-cell>
          <table:table-cell office:value-type="float" office:value="0.522468" calcext:value-type="float">
            <text:p>0.522468</text:p>
          </table:table-cell>
          <table:table-cell office:value-type="float" office:value="9.294118" calcext:value-type="float">
            <text:p>9.294118</text:p>
          </table:table-cell>
          <table:table-cell office:value-type="float" office:value="0.036988" calcext:value-type="float">
            <text:p>0.036988</text:p>
          </table:table-cell>
          <table:table-cell office:value-type="float" office:value="0.567678" calcext:value-type="float">
            <text:p>0.567678</text:p>
          </table:table-cell>
          <table:table-cell office:value-type="float" office:value="9.294118" calcext:value-type="float">
            <text:p>9.2941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4534" calcext:value-type="float">
            <text:p>314534</text:p>
          </table:table-cell>
          <table:table-cell office:value-type="float" office:value="1685466" calcext:value-type="float">
            <text:p>1685466</text:p>
          </table:table-cell>
          <table:table-cell office:value-type="float" office:value="0.289784" calcext:value-type="float">
            <text:p>0.289784</text:p>
          </table:table-cell>
          <table:table-cell office:value-type="float" office:value="0.80969" calcext:value-type="float">
            <text:p>0.80969</text:p>
          </table:table-cell>
          <table:table-cell office:value-type="float" office:value="2.008711" calcext:value-type="float">
            <text:p>2.008711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522142" calcext:value-type="float">
            <text:p>0.522142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0.03576" calcext:value-type="float">
            <text:p>0.03576</text:p>
          </table:table-cell>
          <table:table-cell office:value-type="float" office:value="0.567364" calcext:value-type="float">
            <text:p>0.567364</text:p>
          </table:table-cell>
          <table:table-cell office:value-type="float" office:value="9.333333" calcext:value-type="float">
            <text:p>9.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6630" calcext:value-type="float">
            <text:p>316630</text:p>
          </table:table-cell>
          <table:table-cell office:value-type="float" office:value="1683370" calcext:value-type="float">
            <text:p>1683370</text:p>
          </table:table-cell>
          <table:table-cell office:value-type="float" office:value="0.278565" calcext:value-type="float">
            <text:p>0.278565</text:p>
          </table:table-cell>
          <table:table-cell office:value-type="float" office:value="0.810467" calcext:value-type="float">
            <text:p>0.810467</text:p>
          </table:table-cell>
          <table:table-cell office:value-type="float" office:value="1.848586" calcext:value-type="float">
            <text:p>1.848586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0.522282" calcext:value-type="float">
            <text:p>0.522282</text:p>
          </table:table-cell>
          <table:table-cell office:value-type="float" office:value="9.588235" calcext:value-type="float">
            <text:p>9.588235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0.567906" calcext:value-type="float">
            <text:p>0.567906</text:p>
          </table:table-cell>
          <table:table-cell office:value-type="float" office:value="9.588235" calcext:value-type="float">
            <text:p>9.588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07:25:23.912147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1:49:23.387526228</meta:creation-date>
    <dc:date>2019-11-18T07:27:21.647377065</dc:date>
    <meta:editing-duration>PT2H21M53S</meta:editing-duration>
    <meta:editing-cycles>13</meta:editing-cycles>
    <meta:generator>LibreOffice/6.0.7.3$Linux_X86_64 LibreOffice_project/00m0$Build-3</meta:generator>
    <meta:document-statistic meta:table-count="2" meta:cell-count="26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166cm" xlink:href=".." xlink:type="simple" chart:class="chart:scatter" chart:style-name="ch1">
        <chart:title svg:x="1.129cm" svg:y="0.378cm" chart:style-name="ch2">
          <text:p>Minimum/Average/Maximum of (timeFMB / timeSAT) for intersecting pairs in 2D</text:p>
        </chart:title>
        <chart:legend chart:legend-position="bottom" svg:x="4.379cm" svg:y="11.567cm" style:legend-expansion="wide" chart:style-name="ch3"/>
        <chart:plot-area chart:style-name="ch4" table:cell-range-address="2D.B5:2D.B14 2D.E4:2D.G14" chart:data-source-has-labels="row" svg:x="0.319cm" svg:y="1.304cm" svg:width="15.36cm" svg:height="9.836cm">
          <chartooo:coordinate-region svg:x="1.231cm" svg:y="1.503cm" svg:width="14.354cm" svg:height="8.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E5:2D.E14" chart:label-cell-address="2D.E4:2D.E4" chart:class="chart:scatter">
            <chart:domain table:cell-range-address="2D.B5:2D.B14"/>
            <chart:data-point chart:repeated="10"/>
          </chart:series>
          <chart:series chart:style-name="ch9" chart:values-cell-range-address="2D.F5:2D.F14" chart:label-cell-address="2D.F4:2D.F4" chart:class="chart:scatter">
            <chart:data-point chart:repeated="10"/>
          </chart:series>
          <chart:series chart:style-name="ch10" chart:values-cell-range-address="2D.G5:2D.G14" chart:label-cell-address="2D.G4:2D.G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Inter</text:p>
                <draw:g>
                  <svg:desc>2D.E4:2D.E4</svg:desc>
                </draw:g>
              </table:table-cell>
              <table:table-cell office:value-type="string">
                <text:p>avgInter</text:p>
                <draw:g>
                  <svg:desc>2D.F4:2D.F4</svg:desc>
                </draw:g>
              </table:table-cell>
              <table:table-cell office:value-type="string">
                <text:p>maxInter</text:p>
                <draw:g>
                  <svg:desc>2D.G4:2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707143">
                <text:p>0.707143</text:p>
                <draw:g>
                  <svg:desc>2D.E5:2D.E14</svg:desc>
                </draw:g>
              </table:table-cell>
              <table:table-cell office:value-type="float" office:value="2.04709">
                <text:p>2.04709</text:p>
                <draw:g>
                  <svg:desc>2D.F5:2D.F14</svg:desc>
                </draw:g>
              </table:table-cell>
              <table:table-cell office:value-type="float" office:value="11.982456">
                <text:p>11.982456</text:p>
                <draw:g>
                  <svg:desc>2D.G5:2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52239">
                <text:p>0.552239</text:p>
              </table:table-cell>
              <table:table-cell office:value-type="float" office:value="2.045703">
                <text:p>2.045703</text:p>
              </table:table-cell>
              <table:table-cell office:value-type="float" office:value="5.962264">
                <text:p>5.96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21053">
                <text:p>0.821053</text:p>
              </table:table-cell>
              <table:table-cell office:value-type="float" office:value="2.044861">
                <text:p>2.044861</text:p>
              </table:table-cell>
              <table:table-cell office:value-type="float" office:value="5.962264">
                <text:p>5.96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1">
                <text:p>0.51</text:p>
              </table:table-cell>
              <table:table-cell office:value-type="float" office:value="2.046499">
                <text:p>2.046499</text:p>
              </table:table-cell>
              <table:table-cell office:value-type="float" office:value="4.37037">
                <text:p>4.37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94444">
                <text:p>0.594444</text:p>
              </table:table-cell>
              <table:table-cell office:value-type="float" office:value="2.046046">
                <text:p>2.046046</text:p>
              </table:table-cell>
              <table:table-cell office:value-type="float" office:value="6.226415">
                <text:p>6.226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55629">
                <text:p>0.655629</text:p>
              </table:table-cell>
              <table:table-cell office:value-type="float" office:value="2.046186">
                <text:p>2.046186</text:p>
              </table:table-cell>
              <table:table-cell office:value-type="float" office:value="4.545455">
                <text:p>4.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61765">
                <text:p>0.661765</text:p>
              </table:table-cell>
              <table:table-cell office:value-type="float" office:value="2.045159">
                <text:p>2.045159</text:p>
              </table:table-cell>
              <table:table-cell office:value-type="float" office:value="4.694915">
                <text:p>4.694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13235">
                <text:p>0.713235</text:p>
              </table:table-cell>
              <table:table-cell office:value-type="float" office:value="2.045782">
                <text:p>2.045782</text:p>
              </table:table-cell>
              <table:table-cell office:value-type="float" office:value="4.793103">
                <text:p>4.793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21805">
                <text:p>0.721805</text:p>
              </table:table-cell>
              <table:table-cell office:value-type="float" office:value="2.045866">
                <text:p>2.045866</text:p>
              </table:table-cell>
              <table:table-cell office:value-type="float" office:value="4.37037">
                <text:p>4.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88235">
                <text:p>0.588235</text:p>
              </table:table-cell>
              <table:table-cell office:value-type="float" office:value="2.046945">
                <text:p>2.046945</text:p>
              </table:table-cell>
              <table:table-cell office:value-type="float" office:value="5.333333">
                <text:p>5.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7cm" svg:height="12.139cm" xlink:href=".." xlink:type="simple" chart:class="chart:scatter" chart:style-name="ch1">
        <chart:title svg:x="0.759cm" svg:y="0.377cm" chart:style-name="ch2">
          <text:p>Minimum/Average/Maximum of (timeFMB / timeSAT) for non-intersecting pairs in 2D</text:p>
        </chart:title>
        <chart:legend chart:legend-position="bottom" svg:x="3.758cm" svg:y="11.54cm" style:legend-expansion="wide" chart:style-name="ch3"/>
        <chart:plot-area chart:style-name="ch4" table:cell-range-address="2D.B5:2D.B14 2D.H4:2D.J14" chart:data-source-has-labels="row" svg:x="0.32cm" svg:y="1.302cm" svg:width="15.387cm" svg:height="9.812cm">
          <chartooo:coordinate-region svg:x="1.232cm" svg:y="1.501cm" svg:width="14.381cm" svg:height="8.9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H5:2D.H14" chart:label-cell-address="2D.H4:2D.H4" chart:class="chart:scatter">
            <chart:domain table:cell-range-address="2D.B5:2D.B14"/>
            <chart:data-point chart:repeated="10"/>
          </chart:series>
          <chart:series chart:style-name="ch9" chart:values-cell-range-address="2D.I5:2D.I14" chart:label-cell-address="2D.I4:2D.I4" chart:class="chart:scatter">
            <chart:data-point chart:repeated="10"/>
          </chart:series>
          <chart:series chart:style-name="ch10" chart:values-cell-range-address="2D.J5:2D.J14" chart:label-cell-address="2D.J4:2D.J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NoInter</text:p>
                <draw:g>
                  <svg:desc>2D.H4:2D.H4</svg:desc>
                </draw:g>
              </table:table-cell>
              <table:table-cell office:value-type="string">
                <text:p>avgNoInter</text:p>
                <draw:g>
                  <svg:desc>2D.I4:2D.I4</svg:desc>
                </draw:g>
              </table:table-cell>
              <table:table-cell office:value-type="string">
                <text:p>maxNoInter</text:p>
                <draw:g>
                  <svg:desc>2D.J4:2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099291">
                <text:p>0.099291</text:p>
                <draw:g>
                  <svg:desc>2D.H5:2D.H14</svg:desc>
                </draw:g>
              </table:table-cell>
              <table:table-cell office:value-type="float" office:value="0.971763">
                <text:p>0.971763</text:p>
                <draw:g>
                  <svg:desc>2D.I5:2D.I14</svg:desc>
                </draw:g>
              </table:table-cell>
              <table:table-cell office:value-type="float" office:value="8.8">
                <text:p>8.8</text:p>
                <draw:g>
                  <svg:desc>2D.J5:2D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90476">
                <text:p>0.190476</text:p>
              </table:table-cell>
              <table:table-cell office:value-type="float" office:value="0.972637">
                <text:p>0.9726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9189">
                <text:p>0.189189</text:p>
              </table:table-cell>
              <table:table-cell office:value-type="float" office:value="0.971813">
                <text:p>0.971813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9487">
                <text:p>0.179487</text:p>
              </table:table-cell>
              <table:table-cell office:value-type="float" office:value="0.972325">
                <text:p>0.972325</text:p>
              </table:table-cell>
              <table:table-cell office:value-type="float" office:value="10.266667">
                <text:p>10.2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1739">
                <text:p>0.121739</text:p>
              </table:table-cell>
              <table:table-cell office:value-type="float" office:value="0.971461">
                <text:p>0.971461</text:p>
              </table:table-cell>
              <table:table-cell office:value-type="float" office:value="7.857143">
                <text:p>7.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3548">
                <text:p>0.193548</text:p>
              </table:table-cell>
              <table:table-cell office:value-type="float" office:value="0.971851">
                <text:p>0.971851</text:p>
              </table:table-cell>
              <table:table-cell office:value-type="float" office:value="7.928571">
                <text:p>7.9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1053">
                <text:p>0.171053</text:p>
              </table:table-cell>
              <table:table-cell office:value-type="float" office:value="0.972097">
                <text:p>0.972097</text:p>
              </table:table-cell>
              <table:table-cell office:value-type="float" office:value="11.866667">
                <text:p>11.8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1781">
                <text:p>0.191781</text:p>
              </table:table-cell>
              <table:table-cell office:value-type="float" office:value="0.972812">
                <text:p>0.9728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303">
                <text:p>0.157303</text:p>
              </table:table-cell>
              <table:table-cell office:value-type="float" office:value="0.971806">
                <text:p>0.97180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6349">
                <text:p>0.206349</text:p>
              </table:table-cell>
              <table:table-cell office:value-type="float" office:value="0.97162">
                <text:p>0.97162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089cm" xlink:href=".." xlink:type="simple" chart:class="chart:scatter" chart:style-name="ch1">
        <chart:title svg:x="1.936cm" svg:y="0.376cm" chart:style-name="ch2">
          <text:p>Minimum/Average/Maximum of (timeFMB / timeSAT) for all pairs in 2D</text:p>
        </chart:title>
        <chart:legend chart:legend-position="bottom" svg:x="4.26cm" svg:y="11.49cm" style:legend-expansion="wide" chart:style-name="ch3"/>
        <chart:plot-area chart:style-name="ch4" table:cell-range-address="2D.B5:2D.B14 2D.K4:2D.M14" chart:data-source-has-labels="row" svg:x="0.319cm" svg:y="1.3cm" svg:width="15.36cm" svg:height="9.765cm">
          <chartooo:coordinate-region svg:x="1.231cm" svg:y="1.499cm" svg:width="14.354cm" svg:height="8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2D.K5:2D.K14" chart:label-cell-address="2D.K4:2D.K4" chart:class="chart:scatter">
            <chart:domain table:cell-range-address="2D.B5:2D.B14"/>
            <chart:data-point chart:repeated="10"/>
          </chart:series>
          <chart:series chart:style-name="ch9" chart:values-cell-range-address="2D.L5:2D.L14" chart:label-cell-address="2D.L4:2D.L4" chart:class="chart:scatter">
            <chart:data-point chart:repeated="10"/>
          </chart:series>
          <chart:series chart:style-name="ch10" chart:values-cell-range-address="2D.M5:2D.M14" chart:label-cell-address="2D.M4:2D.M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Total</text:p>
                <draw:g>
                  <svg:desc>2D.K4:2D.K4</svg:desc>
                </draw:g>
              </table:table-cell>
              <table:table-cell office:value-type="string">
                <text:p>avgTotal</text:p>
                <draw:g>
                  <svg:desc>2D.L4:2D.L4</svg:desc>
                </draw:g>
              </table:table-cell>
              <table:table-cell office:value-type="string">
                <text:p>maxTotal</text:p>
                <draw:g>
                  <svg:desc>2D.M4:2D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D.B5:2D.B14</svg:desc>
                </draw:g>
              </table:table-cell>
              <table:table-cell office:value-type="float" office:value="0.099291">
                <text:p>0.099291</text:p>
                <draw:g>
                  <svg:desc>2D.K5:2D.K14</svg:desc>
                </draw:g>
              </table:table-cell>
              <table:table-cell office:value-type="float" office:value="1.223318">
                <text:p>1.223318</text:p>
                <draw:g>
                  <svg:desc>2D.L5:2D.L14</svg:desc>
                </draw:g>
              </table:table-cell>
              <table:table-cell office:value-type="float" office:value="11.982456">
                <text:p>11.982456</text:p>
                <draw:g>
                  <svg:desc>2D.M5:2D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90476">
                <text:p>0.190476</text:p>
              </table:table-cell>
              <table:table-cell office:value-type="float" office:value="1.22403">
                <text:p>1.22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9189">
                <text:p>0.189189</text:p>
              </table:table-cell>
              <table:table-cell office:value-type="float" office:value="1.222835">
                <text:p>1.222835</text:p>
              </table:table-cell>
              <table:table-cell office:value-type="float" office:value="10.5625">
                <text:p>10.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9487">
                <text:p>0.179487</text:p>
              </table:table-cell>
              <table:table-cell office:value-type="float" office:value="1.22386">
                <text:p>1.22386</text:p>
              </table:table-cell>
              <table:table-cell office:value-type="float" office:value="10.266667">
                <text:p>10.2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1739">
                <text:p>0.121739</text:p>
              </table:table-cell>
              <table:table-cell office:value-type="float" office:value="1.223444">
                <text:p>1.223444</text:p>
              </table:table-cell>
              <table:table-cell office:value-type="float" office:value="7.857143">
                <text:p>7.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3548">
                <text:p>0.193548</text:p>
              </table:table-cell>
              <table:table-cell office:value-type="float" office:value="1.223658">
                <text:p>1.223658</text:p>
              </table:table-cell>
              <table:table-cell office:value-type="float" office:value="7.928571">
                <text:p>7.9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1053">
                <text:p>0.171053</text:p>
              </table:table-cell>
              <table:table-cell office:value-type="float" office:value="1.223534">
                <text:p>1.223534</text:p>
              </table:table-cell>
              <table:table-cell office:value-type="float" office:value="11.866667">
                <text:p>11.8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1781">
                <text:p>0.191781</text:p>
              </table:table-cell>
              <table:table-cell office:value-type="float" office:value="1.224795">
                <text:p>1.224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7303">
                <text:p>0.157303</text:p>
              </table:table-cell>
              <table:table-cell office:value-type="float" office:value="1.224172">
                <text:p>1.224172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6349">
                <text:p>0.206349</text:p>
              </table:table-cell>
              <table:table-cell office:value-type="float" office:value="1.223029">
                <text:p>1.223029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166cm" xlink:href=".." xlink:type="simple" chart:class="chart:scatter" chart:style-name="ch1">
        <chart:title svg:x="1.129cm" svg:y="0.378cm" chart:style-name="ch2">
          <text:p>Minimum/Average/Maximum of (timeFMB / timeSAT) for intersecting pairs in 3D</text:p>
        </chart:title>
        <chart:legend chart:legend-position="bottom" svg:x="4.379cm" svg:y="11.567cm" style:legend-expansion="wide" chart:style-name="ch3"/>
        <chart:plot-area chart:style-name="ch4" table:cell-range-address="3D.B5:3D.B14 3D.E4:3D.G14" chart:data-source-has-labels="row" svg:x="0.319cm" svg:y="1.304cm" svg:width="15.36cm" svg:height="9.836cm">
          <chartooo:coordinate-region svg:x="1.231cm" svg:y="1.503cm" svg:width="14.354cm" svg:height="8.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E5:3D.E14" chart:label-cell-address="3D.E4:3D.E4" chart:class="chart:scatter">
            <chart:domain table:cell-range-address="3D.B5:3D.B14"/>
            <chart:data-point chart:repeated="10"/>
          </chart:series>
          <chart:series chart:style-name="ch9" chart:values-cell-range-address="3D.F5:3D.F14" chart:label-cell-address="3D.F4:3D.F4" chart:class="chart:scatter">
            <chart:data-point chart:repeated="10"/>
          </chart:series>
          <chart:series chart:style-name="ch10" chart:values-cell-range-address="3D.G5:3D.G14" chart:label-cell-address="3D.G4:3D.G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Inter</text:p>
                <draw:g>
                  <svg:desc>3D.E4:3D.E4</svg:desc>
                </draw:g>
              </table:table-cell>
              <table:table-cell office:value-type="string">
                <text:p>avgInter</text:p>
                <draw:g>
                  <svg:desc>3D.F4:3D.F4</svg:desc>
                </draw:g>
              </table:table-cell>
              <table:table-cell office:value-type="string">
                <text:p>maxInter</text:p>
                <draw:g>
                  <svg:desc>3D.G4:3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221802">
                <text:p>0.221802</text:p>
                <draw:g>
                  <svg:desc>3D.E5:3D.E14</svg:desc>
                </draw:g>
              </table:table-cell>
              <table:table-cell office:value-type="float" office:value="0.808518">
                <text:p>0.808518</text:p>
                <draw:g>
                  <svg:desc>3D.F5:3D.F14</svg:desc>
                </draw:g>
              </table:table-cell>
              <table:table-cell office:value-type="float" office:value="1.864261">
                <text:p>1.864261</text:p>
                <draw:g>
                  <svg:desc>3D.G5:3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35872">
                <text:p>0.235872</text:p>
              </table:table-cell>
              <table:table-cell office:value-type="float" office:value="0.810121">
                <text:p>0.810121</text:p>
              </table:table-cell>
              <table:table-cell office:value-type="float" office:value="2.146758">
                <text:p>2.14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45421">
                <text:p>0.245421</text:p>
              </table:table-cell>
              <table:table-cell office:value-type="float" office:value="0.810738">
                <text:p>0.810738</text:p>
              </table:table-cell>
              <table:table-cell office:value-type="float" office:value="1.986183">
                <text:p>1.986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09735">
                <text:p>0.209735</text:p>
              </table:table-cell>
              <table:table-cell office:value-type="float" office:value="0.811126">
                <text:p>0.811126</text:p>
              </table:table-cell>
              <table:table-cell office:value-type="float" office:value="1.942275">
                <text:p>1.942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58348">
                <text:p>0.258348</text:p>
              </table:table-cell>
              <table:table-cell office:value-type="float" office:value="0.809842">
                <text:p>0.809842</text:p>
              </table:table-cell>
              <table:table-cell office:value-type="float" office:value="1.935702">
                <text:p>1.935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86413">
                <text:p>0.286413</text:p>
              </table:table-cell>
              <table:table-cell office:value-type="float" office:value="0.809595">
                <text:p>0.809595</text:p>
              </table:table-cell>
              <table:table-cell office:value-type="float" office:value="1.675541">
                <text:p>1.675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952">
                <text:p>0.22952</text:p>
              </table:table-cell>
              <table:table-cell office:value-type="float" office:value="0.809944">
                <text:p>0.809944</text:p>
              </table:table-cell>
              <table:table-cell office:value-type="float" office:value="1.977273">
                <text:p>1.97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70161">
                <text:p>0.270161</text:p>
              </table:table-cell>
              <table:table-cell office:value-type="float" office:value="0.809057">
                <text:p>0.809057</text:p>
              </table:table-cell>
              <table:table-cell office:value-type="float" office:value="1.991319">
                <text:p>1.99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89784">
                <text:p>0.289784</text:p>
              </table:table-cell>
              <table:table-cell office:value-type="float" office:value="0.80969">
                <text:p>0.80969</text:p>
              </table:table-cell>
              <table:table-cell office:value-type="float" office:value="2.008711">
                <text:p>2.00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78565">
                <text:p>0.278565</text:p>
              </table:table-cell>
              <table:table-cell office:value-type="float" office:value="0.810467">
                <text:p>0.810467</text:p>
              </table:table-cell>
              <table:table-cell office:value-type="float" office:value="1.848586">
                <text:p>1.8485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6cm" svg:height="12.139cm" xlink:href=".." xlink:type="simple" chart:class="chart:scatter" chart:style-name="ch1">
        <chart:title svg:x="0.759cm" svg:y="0.377cm" chart:style-name="ch2">
          <text:p>Minimum/Average/Maximum of (timeFMB / timeSAT) for non-intersecting pairs in 3D</text:p>
        </chart:title>
        <chart:legend chart:legend-position="bottom" svg:x="3.758cm" svg:y="11.54cm" style:legend-expansion="wide" chart:style-name="ch3"/>
        <chart:plot-area chart:style-name="ch4" table:cell-range-address="3D.B5:3D.B14 3D.H4:3D.J14" chart:data-source-has-labels="row" svg:x="0.32cm" svg:y="1.302cm" svg:width="15.386cm" svg:height="9.812cm">
          <chartooo:coordinate-region svg:x="1.232cm" svg:y="1.501cm" svg:width="14.38cm" svg:height="8.9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H5:3D.H14" chart:label-cell-address="3D.H4:3D.H4" chart:class="chart:scatter">
            <chart:domain table:cell-range-address="3D.B5:3D.B14"/>
            <chart:data-point chart:repeated="10"/>
          </chart:series>
          <chart:series chart:style-name="ch9" chart:values-cell-range-address="3D.I5:3D.I14" chart:label-cell-address="3D.I4:3D.I4" chart:class="chart:scatter">
            <chart:data-point chart:repeated="10"/>
          </chart:series>
          <chart:series chart:style-name="ch10" chart:values-cell-range-address="3D.J5:3D.J14" chart:label-cell-address="3D.J4:3D.J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NoInter</text:p>
                <draw:g>
                  <svg:desc>3D.H4:3D.H4</svg:desc>
                </draw:g>
              </table:table-cell>
              <table:table-cell office:value-type="string">
                <text:p>avgNoInter</text:p>
                <draw:g>
                  <svg:desc>3D.I4:3D.I4</svg:desc>
                </draw:g>
              </table:table-cell>
              <table:table-cell office:value-type="string">
                <text:p>maxNoInter</text:p>
                <draw:g>
                  <svg:desc>3D.J4:3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037433">
                <text:p>0.037433</text:p>
                <draw:g>
                  <svg:desc>3D.H5:3D.H14</svg:desc>
                </draw:g>
              </table:table-cell>
              <table:table-cell office:value-type="float" office:value="0.522864">
                <text:p>0.522864</text:p>
                <draw:g>
                  <svg:desc>3D.I5:3D.I14</svg:desc>
                </draw:g>
              </table:table-cell>
              <table:table-cell office:value-type="float" office:value="12.296296">
                <text:p>12.296296</text:p>
                <draw:g>
                  <svg:desc>3D.J5:3D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6794">
                <text:p>0.036794</text:p>
              </table:table-cell>
              <table:table-cell office:value-type="float" office:value="0.523173">
                <text:p>0.523173</text:p>
              </table:table-cell>
              <table:table-cell office:value-type="float" office:value="9.764706">
                <text:p>9.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5088">
                <text:p>0.035088</text:p>
              </table:table-cell>
              <table:table-cell office:value-type="float" office:value="0.522344">
                <text:p>0.522344</text:p>
              </table:table-cell>
              <table:table-cell office:value-type="float" office:value="9.382353">
                <text:p>9.38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7185">
                <text:p>0.037185</text:p>
              </table:table-cell>
              <table:table-cell office:value-type="float" office:value="0.52287">
                <text:p>0.52287</text:p>
              </table:table-cell>
              <table:table-cell office:value-type="float" office:value="9.518519">
                <text:p>9.518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649">
                <text:p>0.036649</text:p>
              </table:table-cell>
              <table:table-cell office:value-type="float" office:value="0.522922">
                <text:p>0.522922</text:p>
              </table:table-cell>
              <table:table-cell office:value-type="float" office:value="9.371429">
                <text:p>9.3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6755">
                <text:p>0.036755</text:p>
              </table:table-cell>
              <table:table-cell office:value-type="float" office:value="0.522667">
                <text:p>0.522667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7037">
                <text:p>0.037037</text:p>
              </table:table-cell>
              <table:table-cell office:value-type="float" office:value="0.52302">
                <text:p>0.52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6988">
                <text:p>0.036988</text:p>
              </table:table-cell>
              <table:table-cell office:value-type="float" office:value="0.522468">
                <text:p>0.522468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576">
                <text:p>0.03576</text:p>
              </table:table-cell>
              <table:table-cell office:value-type="float" office:value="0.522142">
                <text:p>0.522142</text:p>
              </table:table-cell>
              <table:table-cell office:value-type="float" office:value="9.333333">
                <text:p>9.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8199">
                <text:p>0.038199</text:p>
              </table:table-cell>
              <table:table-cell office:value-type="float" office:value="0.522282">
                <text:p>0.522282</text:p>
              </table:table-cell>
              <table:table-cell office:value-type="float" office:value="9.588235">
                <text:p>9.5882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2.089cm" xlink:href=".." xlink:type="simple" chart:class="chart:scatter" chart:style-name="ch1">
        <chart:title svg:x="1.936cm" svg:y="0.376cm" chart:style-name="ch2">
          <text:p>Minimum/Average/Maximum of (timeFMB / timeSAT) for all pairs in 3D</text:p>
        </chart:title>
        <chart:legend chart:legend-position="bottom" svg:x="4.26cm" svg:y="11.49cm" style:legend-expansion="wide" chart:style-name="ch3"/>
        <chart:plot-area chart:style-name="ch4" table:cell-range-address="3D.B5:3D.B14 3D.K4:3D.M14" chart:data-source-has-labels="row" svg:x="0.319cm" svg:y="1.3cm" svg:width="15.36cm" svg:height="9.765cm">
          <chartooo:coordinate-region svg:x="1.231cm" svg:y="1.499cm" svg:width="14.354cm" svg:height="8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3D.K5:3D.K14" chart:label-cell-address="3D.K4:3D.K4" chart:class="chart:scatter">
            <chart:domain table:cell-range-address="3D.B5:3D.B14"/>
            <chart:data-point chart:repeated="10"/>
          </chart:series>
          <chart:series chart:style-name="ch9" chart:values-cell-range-address="3D.L5:3D.L14" chart:label-cell-address="3D.L4:3D.L4" chart:class="chart:scatter">
            <chart:data-point chart:repeated="10"/>
          </chart:series>
          <chart:series chart:style-name="ch10" chart:values-cell-range-address="3D.M5:3D.M14" chart:label-cell-address="3D.M4:3D.M4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Total</text:p>
                <draw:g>
                  <svg:desc>3D.K4:3D.K4</svg:desc>
                </draw:g>
              </table:table-cell>
              <table:table-cell office:value-type="string">
                <text:p>avgTotal</text:p>
                <draw:g>
                  <svg:desc>3D.L4:3D.L4</svg:desc>
                </draw:g>
              </table:table-cell>
              <table:table-cell office:value-type="string">
                <text:p>maxTotal</text:p>
                <draw:g>
                  <svg:desc>3D.M4:3D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D.B5:3D.B14</svg:desc>
                </draw:g>
              </table:table-cell>
              <table:table-cell office:value-type="float" office:value="0.037433">
                <text:p>0.037433</text:p>
                <draw:g>
                  <svg:desc>3D.K5:3D.K14</svg:desc>
                </draw:g>
              </table:table-cell>
              <table:table-cell office:value-type="float" office:value="0.568057">
                <text:p>0.568057</text:p>
                <draw:g>
                  <svg:desc>3D.L5:3D.L14</svg:desc>
                </draw:g>
              </table:table-cell>
              <table:table-cell office:value-type="float" office:value="12.296296">
                <text:p>12.296296</text:p>
                <draw:g>
                  <svg:desc>3D.M5:3D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6794">
                <text:p>0.036794</text:p>
              </table:table-cell>
              <table:table-cell office:value-type="float" office:value="0.568377">
                <text:p>0.568377</text:p>
              </table:table-cell>
              <table:table-cell office:value-type="float" office:value="9.764706">
                <text:p>9.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35088">
                <text:p>0.035088</text:p>
              </table:table-cell>
              <table:table-cell office:value-type="float" office:value="0.567787">
                <text:p>0.567787</text:p>
              </table:table-cell>
              <table:table-cell office:value-type="float" office:value="9.382353">
                <text:p>9.382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7185">
                <text:p>0.037185</text:p>
              </table:table-cell>
              <table:table-cell office:value-type="float" office:value="0.568263">
                <text:p>0.568263</text:p>
              </table:table-cell>
              <table:table-cell office:value-type="float" office:value="9.518519">
                <text:p>9.518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649">
                <text:p>0.036649</text:p>
              </table:table-cell>
              <table:table-cell office:value-type="float" office:value="0.568179">
                <text:p>0.568179</text:p>
              </table:table-cell>
              <table:table-cell office:value-type="float" office:value="9.371429">
                <text:p>9.3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6755">
                <text:p>0.036755</text:p>
              </table:table-cell>
              <table:table-cell office:value-type="float" office:value="0.567797">
                <text:p>0.567797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37037">
                <text:p>0.037037</text:p>
              </table:table-cell>
              <table:table-cell office:value-type="float" office:value="0.568304">
                <text:p>0.5683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6988">
                <text:p>0.036988</text:p>
              </table:table-cell>
              <table:table-cell office:value-type="float" office:value="0.567678">
                <text:p>0.567678</text:p>
              </table:table-cell>
              <table:table-cell office:value-type="float" office:value="9.294118">
                <text:p>9.29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576">
                <text:p>0.03576</text:p>
              </table:table-cell>
              <table:table-cell office:value-type="float" office:value="0.567364">
                <text:p>0.567364</text:p>
              </table:table-cell>
              <table:table-cell office:value-type="float" office:value="9.333333">
                <text:p>9.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8199">
                <text:p>0.038199</text:p>
              </table:table-cell>
              <table:table-cell office:value-type="float" office:value="0.567906">
                <text:p>0.567906</text:p>
              </table:table-cell>
              <table:table-cell office:value-type="float" office:value="9.588235">
                <text:p>9.5882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